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359cm" fo:min-width="5.11cm"/>
    </style:style>
    <style:style style:name="gr2" style:family="graphic" style:parent-style-name="standard">
      <style:graphic-properties draw:fill-color="#808080" draw:textarea-horizontal-align="justify" draw:textarea-vertical-align="middle" draw:auto-grow-height="false" fo:min-height="2.079cm" fo:min-width="1.827cm"/>
    </style:style>
    <style:style style:name="gr3" style:family="graphic" style:parent-style-name="standard">
      <style:graphic-properties svg:stroke-color="#729fcf" draw:textarea-horizontal-align="justify" draw:textarea-vertical-align="middle" draw:auto-grow-height="false" fo:min-height="0.756cm" fo:min-width="0.08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3cm" fo:min-width="0cm"/>
    </style:style>
    <style:style style:name="gr6" style:family="graphic" style:parent-style-name="standard">
      <style:graphic-properties draw:stroke="none" svg:stroke-color="#000000" draw:fill="none" draw:fill-color="#ffffff" fo:min-height="1.721cm"/>
    </style:style>
    <style:style style:name="gr7" style:family="graphic" style:parent-style-name="standard">
      <style:graphic-properties draw:stroke="none" svg:stroke-color="#000000" draw:fill="none" draw:fill-color="#ffffff" fo:min-height="0.884cm"/>
    </style:style>
    <style:style style:name="gr8" style:family="graphic" style:parent-style-name="standard">
      <style:graphic-properties draw:stroke="none" svg:stroke-color="#000000" draw:fill="none" draw:fill-color="#ffffff" fo:min-height="1.097cm"/>
    </style:style>
    <style:style style:name="P1" style:family="paragraph"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932cm" svg:height="7.931cm" svg:x="1.254cm" svg:y="6.7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3.291cm" svg:height="3.293cm" svg:x="21.907cm" svg:y="8.9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048cm" svg:height="1.796cm" draw:transform="rotate (1.5709708597201) translate (15.262cm 11.348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3" draw:layer="layout" svg:x1="5.295cm" svg:y1="10.754cm" svg:x2="28.042cm" svg:y2="10.754cm">
          <text:p/>
        </draw:line>
        <draw:frame draw:style-name="gr5" draw:text-style-name="P4" draw:layer="layout" svg:width="1.048cm" svg:height="1.133cm" svg:x="27.892cm" svg:y="10.155cm">
          <draw:text-box>
            <text:p>Z</text:p>
          </draw:text-box>
        </draw:frame>
        <draw:frame draw:style-name="gr6" draw:text-style-name="P4" draw:layer="layout" svg:width="2.545cm" svg:height="1.971cm" svg:x="4.097cm" svg:y="5.191cm">
          <draw:text-box>
            <text:p>Terre</text:p>
          </draw:text-box>
        </draw:frame>
        <draw:frame draw:style-name="gr7" draw:text-style-name="P4" draw:layer="layout" svg:width="3.741cm" svg:height="1.134cm" svg:x="14.424cm" svg:y="8.509cm">
          <draw:text-box>
            <text:p>Projectile</text:p>
          </draw:text-box>
        </draw:frame>
        <draw:frame draw:style-name="gr8" draw:text-style-name="P4" draw:layer="layout" svg:width="2.395cm" svg:height="1.347cm" svg:x="22.504cm" svg:y="7.311cm">
          <draw:text-box>
            <text:p>Lun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30T22:54:16.106904573</meta:creation-date>
    <dc:date>2018-09-30T23:14:57.785968104</dc:date>
    <meta:editing-duration>PT3M30S</meta:editing-duration>
    <meta:editing-cycles>3</meta:editing-cycles>
    <meta:generator>LibreOffice/6.1.0.3$MacOSX_X86_64 LibreOffice_project/efb621ed25068d70781dc026f7e9c5187a4decd1</meta:generator>
    <meta:document-statistic meta:object-count="8"/>
  </office:meta>
</office:document-meta>
</file>